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officeooo:paragraph-rsid="001fc9e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5a24" style:font-weight-asian="bold" style:font-weight-complex="bold"/>
    </style:style>
    <style:style style:name="T3" style:family="text">
      <style:text-properties officeooo:rsid="001fc9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traKmeter</text:p>
      <text:p text:style-name="P1"><text:s text:c="2"/>=========</text:p>
      <text:p text:style-name="P1"><text:s text:c="2"/>Loudness meter for correctly setting up tracking and mixing levels</text:p>
      <text:p text:style-name="P1"/>
      <text:p text:style-name="P1"><text:s text:c="2"/>Copyright (c) 2012-201<text:span text:style-name="T3">5</text:span>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reformatted_20_Text"/>
      <text:p text:style-name="P2">FLAC-compressed wave file (44.1 kHz, 16 bit, stereo)</text:p>
      <text:p text:style-name="P2">====================================================</text:p>
      <text:p text:style-name="Preformatted_20_Text">Please verify correctness of peak and average meters programmatically and visually.</text:p>
      <text:p text:style-name="Preformatted_20_Text"/>
      <text:p text:style-name="Preformatted_20_Text">Given levels describe the left channel, while the right channel has been amplified by +0.10 dB. <text:s/>All readouts are given in K-20 and should be validated on both peak and average meters.</text:p>
      <text:p text:style-name="Preformatted_20_Text"/>
      <text:p text:style-name="Preformatted_20_Text"/>
      <text:p text:style-name="Preformatted_20_Text">00:00.000 - 00:01.000 <text:s/>silence</text:p>
      <text:p text:style-name="Preformatted_20_Text">00:01.000 - 00:04.000 <text:s/>sine wave (997 Hz, -24.05 dB FS peak)</text:p>
      <text:p text:style-name="Preformatted_20_Text"/>
      <text:p text:style-name="Preformatted_20_Text"><text:s text:c="23"/>[left <text:s/>level meters should read <text:s/>-4.05 dB]</text:p>
      <text:p text:style-name="Preformatted_20_Text"><text:s text:c="23"/>[right level meters should read <text:s/>-3.95 dB]</text:p>
      <text:p text:style-name="Preformatted_20_Text"/>
      <text:p text:style-name="Preformatted_20_Text">00:04.000 - 00:05.000 <text:s/>silence</text:p>
      <text:p text:style-name="Preformatted_20_Text">00:05.000 - 00:08.000 <text:s/>sine wave (997 Hz, -23.05 dB FS peak)</text:p>
      <text:p text:style-name="Preformatted_20_Text"/>
      <text:p text:style-name="Preformatted_20_Text"><text:s text:c="23"/>[left <text:s/>level meters should read <text:s/>-3.05 dB]</text:p>
      <text:p text:style-name="Preformatted_20_Text"><text:s text:c="23"/>[right level meters should read <text:s/>-2.95 dB]</text:p>
      <text:p text:style-name="Preformatted_20_Text"/>
      <text:p text:style-name="Preformatted_20_Text">00:08.000 - 00:09.000 <text:s/>silence</text:p>
      <text:p text:style-name="Preformatted_20_Text">00:09.000 - 00:12.000 <text:s/>sine wave (997 Hz, -22.05 dB FS peak)</text:p>
      <text:p text:style-name="Preformatted_20_Text"/>
      <text:p text:style-name="Preformatted_20_Text"><text:s text:c="23"/>[left <text:s/>level meters should read <text:s/>-2.05 dB]</text:p>
      <text:p text:style-name="Preformatted_20_Text"><text:s text:c="23"/>[right level meters should read <text:s/>-1.95 dB]</text:p>
      <text:p text:style-name="Preformatted_20_Text"/>
      <text:p text:style-name="Preformatted_20_Text">00:12.000 - 00:13.000 <text:s/>silence</text:p>
      <text:p text:style-name="Preformatted_20_Text">00:13.000 - 00:16.000 <text:s/>sine wave (997 Hz, -21.05 dB FS peak)</text:p>
      <text:p text:style-name="Preformatted_20_Text"/>
      <text:p text:style-name="Preformatted_20_Text"><text:s text:c="23"/>[left <text:s/>level meters should read <text:s/>-1.05 dB]</text:p>
      <text:p text:style-name="Preformatted_20_Text"><text:s text:c="23"/>[right level meters should read <text:s/>-0.95 dB]</text:p>
      <text:p text:style-name="Preformatted_20_Text"/>
      <text:p text:style-name="Preformatted_20_Text"/>
      <text:p text:style-name="Preformatted_20_Text"/>
      <text:p text:style-name="Preformatted_20_Text"><text:soft-page-break/>00:16.000 - 00:17.000 <text:s/>silence</text:p>
      <text:p text:style-name="Preformatted_20_Text">00:17.000 - 00:20.000 <text:s/>sine wave (997 Hz, -20.05 dB FS peak)</text:p>
      <text:p text:style-name="Preformatted_20_Text"/>
      <text:p text:style-name="Preformatted_20_Text"><text:s text:c="23"/>[left <text:s/>level meters should read <text:s/>-0.05 dB]</text:p>
      <text:p text:style-name="Preformatted_20_Text"><text:s text:c="23"/>[right level meters should read <text:s/>+0.05 dB]</text:p>
      <text:p text:style-name="Preformatted_20_Text"/>
      <text:p text:style-name="Preformatted_20_Text">00:20.000 - 00:21.000 <text:s/>silence</text:p>
      <text:p text:style-name="Preformatted_20_Text">00:21.000 - 00:24.000 <text:s/>sine wave (997 Hz, -19.05 dB FS peak)</text:p>
      <text:p text:style-name="Preformatted_20_Text"/>
      <text:p text:style-name="Preformatted_20_Text"><text:s text:c="23"/>[left <text:s/>level meters should read <text:s/>+0.95 dB]</text:p>
      <text:p text:style-name="Preformatted_20_Text"><text:s text:c="23"/>[right level meters should read <text:s/>+1.05 dB]</text:p>
      <text:p text:style-name="Preformatted_20_Text"/>
      <text:p text:style-name="Preformatted_20_Text">00:24.000 - 00:25.000 <text:s/>silence</text:p>
      <text:p text:style-name="Preformatted_20_Text">00:25.000 - 00:28.000 <text:s/>sine wave (997 Hz, -18.05 dB FS peak)</text:p>
      <text:p text:style-name="Preformatted_20_Text"/>
      <text:p text:style-name="Preformatted_20_Text"><text:s text:c="23"/>[left <text:s/>level meters should read <text:s/>+1.95 dB]</text:p>
      <text:p text:style-name="Preformatted_20_Text"><text:s text:c="23"/>[right level meters should read <text:s/>+2.05 dB]</text:p>
      <text:p text:style-name="Preformatted_20_Text"/>
      <text:p text:style-name="Preformatted_20_Text">00:28.000 - 00:29.000 <text:s/>silence</text:p>
      <text:p text:style-name="Preformatted_20_Text">00:29.000 - 00:32.000 <text:s/>sine wave (997 Hz, -17.05 dB FS peak)</text:p>
      <text:p text:style-name="Preformatted_20_Text"/>
      <text:p text:style-name="Preformatted_20_Text"><text:s text:c="23"/>[left <text:s/>level meters should read <text:s/>+2.95 dB]</text:p>
      <text:p text:style-name="Preformatted_20_Text"><text:s text:c="23"/>[right level meters should read <text:s/>+3.05 dB]</text:p>
      <text:p text:style-name="Preformatted_20_Text"/>
      <text:p text:style-name="Preformatted_20_Text">00:32.000 - 00:33.000 <text:s/>silence</text:p>
      <text:p text:style-name="Preformatted_20_Text">00:33.000 - 00:36.000 <text:s/>sine wave (997 Hz, -16.05 dB FS peak)</text:p>
      <text:p text:style-name="Preformatted_20_Text"/>
      <text:p text:style-name="Preformatted_20_Text"><text:s text:c="23"/>[left <text:s/>level meters should read <text:s/>+3.95 dB]</text:p>
      <text:p text:style-name="Preformatted_20_Text"><text:s text:c="23"/>[right level meters should read <text:s/>+4.05 dB]</text:p>
      <text:p text:style-name="Preformatted_20_Text"/>
      <text:p text:style-name="Preformatted_20_Text">00:36.000 - 00:37.000 <text:s/>silence</text:p>
      <text:p text:style-name="Preformatted_20_Text">00:37.000 - 00:40.000 <text:s/>sine wave (997 Hz, -15.05 dB FS peak)</text:p>
      <text:p text:style-name="Preformatted_20_Text"/>
      <text:p text:style-name="Preformatted_20_Text"><text:s text:c="23"/>[left <text:s/>level meters should read <text:s/>+4.95 dB]</text:p>
      <text:p text:style-name="Preformatted_20_Text"><text:s text:c="23"/>[right level meters should read <text:s/>+5.05 dB]</text:p>
      <text:p text:style-name="Preformatted_20_Text"/>
      <text:p text:style-name="Preformatted_20_Text">00:40.000 - 00:41.000 <text:s/>silence</text:p>
      <text:p text:style-name="Preformatted_20_Text">00:41.000 - 00:44.000 <text:s/>sine wave (997 Hz, -14.05 dB FS peak)</text:p>
      <text:p text:style-name="Preformatted_20_Text"/>
      <text:p text:style-name="Preformatted_20_Text"><text:s text:c="23"/>[left <text:s/>level meters should read <text:s/>+5.95 dB]</text:p>
      <text:p text:style-name="Preformatted_20_Text"><text:s text:c="23"/>[right level meters should read <text:s/>+6.05 dB]</text:p>
      <text:p text:style-name="Preformatted_20_Text"/>
      <text:p text:style-name="Preformatted_20_Text">00:44.000 - 00:45.000 <text:s/>silence</text:p>
      <text:p text:style-name="Preformatted_20_Text">00:45.000 - 00:48.000 <text:s/>sine wave (997 Hz, -13.05 dB FS peak)</text:p>
      <text:p text:style-name="Preformatted_20_Text"/>
      <text:p text:style-name="Preformatted_20_Text"><text:s text:c="23"/>[left <text:s/>level meters should read <text:s/>+6.95 dB]</text:p>
      <text:p text:style-name="Preformatted_20_Text"><text:s text:c="23"/>[right level meters should read <text:s/>+7.05 dB]</text:p>
      <text:p text:style-name="Preformatted_20_Text"/>
      <text:p text:style-name="Preformatted_20_Text">00:48.000 - 00:49.000 <text:s/>silence</text:p>
      <text:p text:style-name="Preformatted_20_Text">00:49.000 - 00:52.000 <text:s/>sine wave (997 Hz, -12.05 dB FS peak)</text:p>
      <text:p text:style-name="Preformatted_20_Text"/>
      <text:p text:style-name="Preformatted_20_Text"><text:s text:c="23"/>[left <text:s/>level meters should read <text:s/>+7.95 dB]</text:p>
      <text:p text:style-name="Preformatted_20_Text"><text:s text:c="23"/>[right level meters should read <text:s/>+8.05 dB]</text:p>
      <text:p text:style-name="Preformatted_20_Text"/>
      <text:p text:style-name="Preformatted_20_Text">00:52.000 - 00:53.000 <text:s/>silence</text:p>
      <text:p text:style-name="Preformatted_20_Text">00:53.000 - 00:56.000 <text:s/>sine wave (997 Hz, -11.05 dB FS peak)</text:p>
      <text:p text:style-name="Preformatted_20_Text"/>
      <text:p text:style-name="Preformatted_20_Text"><text:s text:c="23"/>[left <text:s/>level meters should read <text:s/>+8.95 dB]</text:p>
      <text:p text:style-name="Preformatted_20_Text"><text:s text:c="23"/>[right level meters should read <text:s/>+9.05 dB]</text:p>
      <text:p text:style-name="Preformatted_20_Text"/>
      <text:p text:style-name="Preformatted_20_Text"/>
      <text:p text:style-name="Preformatted_20_Text"/>
      <text:p text:style-name="Preformatted_20_Text"><text:soft-page-break/>00:56.000 - 00:57.000 <text:s/>silence</text:p>
      <text:p text:style-name="Preformatted_20_Text">00:57.000 - 01:00.000 <text:s/>sine wave (997 Hz, -10.05 dB FS peak)</text:p>
      <text:p text:style-name="Preformatted_20_Text"/>
      <text:p text:style-name="Preformatted_20_Text"><text:s text:c="23"/>[left <text:s/>level meters should read <text:s/>+9.95 dB]</text:p>
      <text:p text:style-name="Preformatted_20_Text"><text:s text:c="23"/>[right level meters should read +10.05 dB]</text:p>
      <text:p text:style-name="Preformatted_20_Text"/>
      <text:p text:style-name="Preformatted_20_Text">01:00.000 - 01:01.000 <text:s/>silence</text:p>
      <text:p text:style-name="Preformatted_20_Text">01:01.000 - 01:04.000 <text:s/>sine wave (997 Hz, <text:s/>-9.05 dB FS peak)</text:p>
      <text:p text:style-name="Preformatted_20_Text"/>
      <text:p text:style-name="Preformatted_20_Text"><text:s text:c="23"/>[left <text:s/>level meters should read +10.95 dB]</text:p>
      <text:p text:style-name="Preformatted_20_Text"><text:s text:c="23"/>[right level meters should read +11.05 dB]</text:p>
      <text:p text:style-name="Preformatted_20_Text"/>
      <text:p text:style-name="Preformatted_20_Text"><text:s text:c="23"/>[left <text:s/>overload meter should be empty]</text:p>
      <text:p text:style-name="Preformatted_20_Text"><text:s text:c="23"/>[right overload meter should read +11]</text:p>
      <text:p text:style-name="Preformatted_20_Text"/>
      <text:p text:style-name="Preformatted_20_Text">01:04.000 - 01:05.000 <text:s/>silence</text:p>
      <text:p text:style-name="Preformatted_20_Text">01:05.000 - 01:08.000 <text:s/>sine wave (997 Hz, <text:s/>-8.05 dB FS peak)</text:p>
      <text:p text:style-name="Preformatted_20_Text"/>
      <text:p text:style-name="Preformatted_20_Text"><text:s text:c="23"/>[left <text:s/>level meters should read +11.95 dB]</text:p>
      <text:p text:style-name="Preformatted_20_Text"><text:s text:c="23"/>[right level meters should read +12.05 dB]</text:p>
      <text:p text:style-name="Preformatted_20_Text"/>
      <text:p text:style-name="Preformatted_20_Text"><text:s text:c="23"/>[left <text:s/>overload meter should read +12]</text:p>
      <text:p text:style-name="Preformatted_20_Text"><text:s text:c="23"/>[right overload meter should read +12]</text:p>
      <text:p text:style-name="Preformatted_20_Text"/>
      <text:p text:style-name="Preformatted_20_Text">01:08.000 - 01:09.000 <text:s/>silence</text:p>
      <text:p text:style-name="Preformatted_20_Text">01:09.000 - 01:12.000 <text:s/>sine wave (997 Hz, <text:s/>-0.05 dB FS peak)</text:p>
      <text:p text:style-name="Preformatted_20_Text"/>
      <text:p text:style-name="Preformatted_20_Text"><text:s text:c="23"/>[left <text:s/>average meter should read +19.95 dB]</text:p>
      <text:p text:style-name="Preformatted_20_Text"><text:s text:c="23"/>[right average meter should read <text:span text:style-name="T1">+</text:span><text:span text:style-name="T2">20</text:span><text:span text:style-name="T1">.05 dB</text:span>]</text:p>
      <text:p text:style-name="Preformatted_20_Text"><text:s text:c="23"/>[left <text:s/>peak <text:s text:c="3"/>meter should read +19.95 dB]</text:p>
      <text:p text:style-name="Preformatted_20_Text"><text:s text:c="23"/>[right peak <text:s text:c="3"/>meter should read <text:span text:style-name="T1">+</text:span><text:span text:style-name="T2">20</text:span><text:span text:style-name="T1">.00 dB</text:span>]</text:p>
      <text:p text:style-name="Preformatted_20_Text"/>
      <text:p text:style-name="Preformatted_20_Text"><text:s text:c="23"/>[left <text:s/>overload meter should read +20]</text:p>
      <text:p text:style-name="Preformatted_20_Text"><text:s text:c="23"/>[right overload meter should read +20]</text:p>
      <text:p text:style-name="Preformatted_20_Text"/>
      <text:p text:style-name="Preformatted_20_Text">01:12.000 - 01:13.000 <text:s/>silence</text:p>
      <text:p text:style-name="Preformatted_20_Text"/>
      <text:p text:style-name="Preformatted_20_Text"/>
      <text:p text:style-name="P2">Validation settings</text:p>
      <text:p text:style-name="P2">===================</text:p>
      <text:p text:style-name="Preformatted_20_Text">File: <text:s text:c="4"/>level_meters_stereo.flac</text:p>
      <text:p text:style-name="P2">Host SR: <text:s/>44 100 Hz</text:p>
      <text:p text:style-name="Preformatted_20_Text">Channel: <text:s/>All</text:p>
      <text:p text:style-name="P3">Display: <text:s/>[x] Peak meter level</text:p>
      <text:p text:style-name="P3"><text:s text:c="10"/>[x] Average meter lev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date>2015-12-21T00:03:02.856909954</dc:date>
    <meta:editing-duration>PT1H30M54S</meta:editing-duration>
    <meta:editing-cycles>112</meta:editing-cycles>
    <dc:creator>Martin Zuther</dc:creator>
    <meta:document-statistic meta:table-count="0" meta:image-count="0" meta:object-count="0" meta:page-count="3" meta:paragraph-count="109" meta:word-count="774" meta:character-count="5994" meta:non-whitespace-character-count="4170"/>
  </office:meta>
</office:document-meta>
</file>